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b03f5" officeooo:paragraph-rsid="001b03f5"/>
    </style:style>
    <style:style style:name="P2" style:family="paragraph" style:parent-style-name="Standard">
      <style:text-properties officeooo:rsid="001cada9" officeooo:paragraph-rsid="001cada9"/>
    </style:style>
    <style:style style:name="P3" style:family="paragraph" style:parent-style-name="Standard">
      <style:text-properties officeooo:rsid="001cfdc1" officeooo:paragraph-rsid="001cfdc1"/>
    </style:style>
    <style:style style:name="T1" style:family="text">
      <style:text-properties officeooo:rsid="001eec7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gramação imperativa Aula 01</text:p>
      <text:p text:style-name="P1"/>
      <text:p text:style-name="P1">Ter organização</text:p>
      <text:p text:style-name="P1">Ter paciencia com colegas e instrutores</text:p>
      <text:p text:style-name="P2">desenvolver a curiosidade</text:p>
      <text:p text:style-name="P2"/>
      <text:p text:style-name="P2"/>
      <text:p text:style-name="P3">Decomposição - Pensar por partes</text:p>
      <text:p text:style-name="P3">Detectar padrões – definir padrões</text:p>
      <text:p text:style-name="P3">Abstração – graus diferentes por parte, <text:span text:style-name="T1">isolar o que é prioritario e o que não é</text:span></text:p>
      <text:p text:style-name="P3">Algoritmizar – passos para conclusão da tarefa</text:p>
      <text:p text:style-name="P3"/>
      <text:p text:style-name="P3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09T08:33:16.995000000</meta:creation-date>
    <dc:date>2021-08-09T14:00:25.933000000</dc:date>
    <meta:editing-duration>PT3H15M28S</meta:editing-duration>
    <meta:editing-cycles>1</meta:editing-cycles>
    <meta:document-statistic meta:table-count="0" meta:image-count="0" meta:object-count="0" meta:page-count="1" meta:paragraph-count="8" meta:word-count="45" meta:character-count="301" meta:non-whitespace-character-count="261"/>
    <meta:generator>LibreOffice/7.1.4.2$Windows_X86_64 LibreOffice_project/a529a4fab45b75fefc5b6226684193eb000654f6</meta:generator>
  </office:meta>
</office:document-meta>
</file>